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mo" svg:font-family="Arim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fo:language="el" fo:country="GR"/>
    </style:style>
    <style:style style:name="P2" style:family="paragraph" style:parent-style-name="Heading_20_1">
      <style:text-properties fo:language="el" fo:country="GR"/>
    </style:style>
    <style:style style:name="P3" style:family="paragraph" style:parent-style-name="Heading_20_1" style:master-page-name="MP0">
      <style:paragraph-properties style:page-number="auto" fo:break-before="page"/>
    </style:style>
    <style:style style:name="P4" style:family="paragraph" style:parent-style-name="Heading_20_2">
      <style:text-properties fo:language="el" fo:country="GR"/>
    </style:style>
    <style:style style:name="P5" style:family="paragraph" style:parent-style-name="Normal">
      <style:text-properties fo:language="el" fo:country="GR"/>
    </style:style>
    <style:style style:name="P6" style:family="paragraph" style:parent-style-name="Normal" style:list-style-name="L16">
      <style:text-properties fo:language="el" fo:country="GR"/>
    </style:style>
    <style:style style:name="P7" style:family="paragraph" style:parent-style-name="Normal" style:list-style-name="L17">
      <style:text-properties fo:language="el" fo:country="GR"/>
    </style:style>
    <style:style style:name="P8" style:family="paragraph" style:parent-style-name="Normal" style:list-style-name="L18">
      <style:text-properties fo:language="el" fo:country="GR"/>
    </style:style>
    <style:style style:name="P9" style:family="paragraph" style:parent-style-name="Normal" style:list-style-name="L19">
      <style:text-properties fo:language="el" fo:country="GR"/>
    </style:style>
    <style:style style:name="P10" style:family="paragraph" style:parent-style-name="Normal" style:list-style-name="L20">
      <style:text-properties fo:language="el" fo:country="GR"/>
    </style:style>
    <style:style style:name="P11" style:family="paragraph" style:parent-style-name="Normal" style:list-style-name="L21">
      <style:text-properties fo:language="el" fo:country="GR"/>
    </style:style>
    <style:style style:name="P12" style:family="paragraph" style:parent-style-name="Normal" style:list-style-name="L22">
      <style:text-properties fo:language="el" fo:country="GR"/>
    </style:style>
    <style:style style:name="P13" style:family="paragraph" style:parent-style-name="Normal" style:list-style-name="L23">
      <style:text-properties fo:language="el" fo:country="GR"/>
    </style:style>
    <style:style style:name="P14" style:family="paragraph" style:parent-style-name="List_20_Paragraph" style:list-style-name="L1"/>
    <style:style style:name="P15" style:family="paragraph" style:parent-style-name="List_20_Paragraph" style:list-style-name="L1">
      <style:text-properties fo:language="el" fo:country="GR"/>
    </style:style>
    <style:style style:name="P16" style:family="paragraph" style:parent-style-name="List_20_Paragraph" style:list-style-name="L2">
      <style:text-properties fo:language="el" fo:country="GR"/>
    </style:style>
    <style:style style:name="P17" style:family="paragraph" style:parent-style-name="List_20_Paragraph" style:list-style-name="L3">
      <style:text-properties fo:language="el" fo:country="GR"/>
    </style:style>
    <style:style style:name="P18" style:family="paragraph" style:parent-style-name="List_20_Paragraph" style:list-style-name="L4">
      <style:text-properties fo:language="el" fo:country="GR"/>
    </style:style>
    <style:style style:name="P19" style:family="paragraph" style:parent-style-name="List_20_Paragraph" style:list-style-name="L5">
      <style:text-properties fo:language="el" fo:country="GR"/>
    </style:style>
    <style:style style:name="P20" style:family="paragraph" style:parent-style-name="List_20_Paragraph" style:list-style-name="L7">
      <style:text-properties fo:language="el" fo:country="GR"/>
    </style:style>
    <style:style style:name="P21" style:family="paragraph" style:parent-style-name="List_20_Paragraph" style:list-style-name="L3"/>
    <style:style style:name="P22" style:family="paragraph" style:parent-style-name="List_20_Paragraph" style:list-style-name="L4"/>
    <style:style style:name="P23" style:family="paragraph" style:parent-style-name="List_20_Paragraph" style:list-style-name="L5"/>
    <style:style style:name="P24" style:family="paragraph" style:parent-style-name="List_20_Paragraph" style:list-style-name="L6"/>
    <style:style style:name="T1" style:family="text">
      <style:text-properties fo:language="el" fo:country="GR"/>
    </style:style>
    <style:style style:name="T2" style:family="text">
      <style:text-properties style:text-position="33% 58%"/>
    </style:style>
    <style:style style:name="T3" style:family="text">
      <style:text-properties fo:language="en" fo:country="US"/>
    </style:style>
    <text:list-style style:name="L1">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Default_20_Paragraph_20_Font"><text:span text:style-name="T1">Ηλεκτρονικό περιεχόμενο και μέσα (</text:span></text:span><text:span text:style-name="T1">Online</text:span><text:span text:style-name="Default_20_Paragraph_20_Font"><text:span text:style-name="T1"> </text:span></text:span><text:span text:style-name="T1">Content</text:span><text:span text:style-name="Default_20_Paragraph_20_Font"><text:span text:style-name="T1"> </text:span></text:span><text:span text:style-name="T1">and</text:span><text:span text:style-name="Default_20_Paragraph_20_Font"><text:span text:style-name="T1"> </text:span></text:span><text:span text:style-name="T1">Media</text:span><text:span text:style-name="Default_20_Paragraph_20_Font"><text:span text:style-name="T1">)</text:span></text:span></text:h>
      <text:p text:style-name="Normal"><text:span text:style-name="Default_20_Paragraph_20_Font"><text:span text:style-name="T1">Οι κύριες τάσεις στην κατανάλωση των μέσων μαζικής ενημέρωσης και </text:span></text:span><text:span text:style-name="T1">online</text:span><text:span text:style-name="Default_20_Paragraph_20_Font"><text:span text:style-name="T1"> περιεχομένου, και τα μοντέλα εσόδων (</text:span></text:span><text:span text:style-name="T1">revenue</text:span><text:span text:style-name="Default_20_Paragraph_20_Font"><text:span text:style-name="T1"> </text:span></text:span><text:span text:style-name="T1">models</text:span><text:span text:style-name="Default_20_Paragraph_20_Font"><text:span text:style-name="T1">) για την διανομή ψηφιακού περιεχομένου.</text:span></text:span></text:p>
      <text:p text:style-name="P1">Οι τάσεις στην κατανάλωση περιλαμβάνουν τα παρακάτω:</text:p>
      <text:list xml:id="list3086519137331420641" text:style-name="L1">
        <text:list-item>
          <text:p text:style-name="P14"><text:span text:style-name="Default_20_Paragraph_20_Font"><text:span text:style-name="T1">Ο ενήλικας (Αμερικανός) αφιερώνει 4500 ώρες κάθε χρόνο στην «κατανάλωση» περιεχομένου. Τις περισσότερες ώρες στην τηλεόραση, στο </text:span></text:span><text:span text:style-name="T1">Internet</text:span><text:span text:style-name="Default_20_Paragraph_20_Font"><text:span text:style-name="T1"> και στο ραδιόφωνο.</text:span></text:span></text:p>
        </text:list-item>
        <text:list-item>
          <text:p text:style-name="P14"><text:span text:style-name="Default_20_Paragraph_20_Font"><text:span text:style-name="T1">Τελευταίες μελέτες δείχνουν ότι το </text:span></text:span><text:span text:style-name="T1">Internet</text:span><text:span text:style-name="Default_20_Paragraph_20_Font"><text:span text:style-name="T1"> κερδίζει έδαφος και πως οι καταναλωτές προτιμούν μια ποικιλία περιεχομένου.</text:span></text:span></text:p>
        </text:list-item>
        <text:list-item>
          <text:p text:style-name="P14"><text:span text:style-name="Default_20_Paragraph_20_Font"><text:span text:style-name="T1">Σε ορούς κέρδους, η τηλεόραση κατέχει το 32%, ακολουθούν τα έντυπα (βιβλία, εφημερίδες, περιοδικά) με 27% και το </text:span></text:span><text:span text:style-name="T1">Internet</text:span><text:span text:style-name="Default_20_Paragraph_20_Font"><text:span text:style-name="T1"> με 12%.</text:span></text:span></text:p>
        </text:list-item>
        <text:list-item>
          <text:p text:style-name="P14"><text:span text:style-name="Default_20_Paragraph_20_Font"><text:span text:style-name="T1">Τα κύρια μοντέλα κέρδους (</text:span></text:span><text:span text:style-name="T1">revenue</text:span><text:span text:style-name="Default_20_Paragraph_20_Font"><text:span text:style-name="T1"> </text:span></text:span><text:span text:style-name="T1">models</text:span><text:span text:style-name="Default_20_Paragraph_20_Font"><text:span text:style-name="T1">) είναι: Συνδρομή, </text:span></text:span><text:span text:style-name="T1">a</text:span><text:span text:style-name="Default_20_Paragraph_20_Font"><text:span text:style-name="T1"> </text:span></text:span><text:span text:style-name="T1">la</text:span><text:span text:style-name="Default_20_Paragraph_20_Font"><text:span text:style-name="T1"> </text:span></text:span><text:span text:style-name="T1">carte</text:span><text:span text:style-name="Default_20_Paragraph_20_Font"><text:span text:style-name="T1"> και διαφήμιση.</text:span></text:span></text:p>
        </text:list-item>
        <text:list-item>
          <text:p text:style-name="P14"><text:span text:style-name="Default_20_Paragraph_20_Font"><text:span text:style-name="T1">Στο </text:span></text:span><text:span text:style-name="T1">online</text:span><text:span text:style-name="Default_20_Paragraph_20_Font"><text:span text:style-name="T1"> περιεχόμενο οι πρώτες κατηγορίες είναι: Εφημερίδες, ραδιόφωνο, παιχνίδια για φορητές συσκευές και </text:span></text:span><text:span text:style-name="T1">online</text:span><text:span text:style-name="Default_20_Paragraph_20_Font"><text:span text:style-name="T1"> </text:span></text:span><text:span text:style-name="T1">TV</text:span><text:span text:style-name="Default_20_Paragraph_20_Font"><text:span text:style-name="T1">.</text:span></text:span></text:p>
        </text:list-item>
        <text:list-item>
          <text:p text:style-name="P15">Αυτή με την μεγαλύτερη ανάπτυξη είναι τα βίντεο.</text:p>
        </text:list-item>
      </text:list>
      <text:h text:style-name="Heading_20_1" text:outline-level="1"><text:span text:style-name="Default_20_Paragraph_20_Font"><text:span text:style-name="T1">Τι</text:span></text:span><text:span text:style-name="T1"> </text:span><text:span text:style-name="Default_20_Paragraph_20_Font"><text:span text:style-name="T1">είναι</text:span></text:span><text:span text:style-name="T1"> </text:span><text:span text:style-name="Default_20_Paragraph_20_Font"><text:span text:style-name="T1">το</text:span></text:span><text:span text:style-name="T1"> DRM</text:span></text:h>
      <text:p text:style-name="Normal"><text:span text:style-name="T1">Digital</text:span><text:span text:style-name="Default_20_Paragraph_20_Font"><text:span text:style-name="T1"> </text:span></text:span><text:span text:style-name="T1">rights</text:span><text:span text:style-name="Default_20_Paragraph_20_Font"><text:span text:style-name="T1"> </text:span></text:span><text:span text:style-name="T1">management</text:span><text:span text:style-name="Default_20_Paragraph_20_Font"><text:span text:style-name="T1"> (</text:span></text:span><text:span text:style-name="T1">DRM</text:span><text:span text:style-name="Default_20_Paragraph_20_Font"><text:span text:style-name="T1">). Αναφέρεται στον συνδυασμό τεχνικών και νομικών μέσων για την προστασία ψηφιακού περιεχομένου από αναπαραγωγή χωρίς άδεια.</text:span></text:span></text:p>
      <text:h text:style-name="P2" text:outline-level="1">Η έννοια της σύγκλισης των μέσων</text:h>
      <text:p text:style-name="P1">Η έννοια της σύγκλισης των μέσων έχει τρεις διαστάσεις.</text:p>
      <text:list xml:id="list2758126369286656454" text:style-name="L2">
        <text:list-item>
          <text:p text:style-name="P16">Τεχνολογική σύγκλιση. Σε μια συσκευή υποστηρίζεται πολλές διαφορετικές πλατφόρμες μέσων.</text:p>
        </text:list-item>
        <text:list-item>
          <text:p text:style-name="P16">Σύγκλιση περιεχομένου. Με αναφορά στον σχεδιασμό, παραγωγή και διανομή.</text:p>
        </text:list-item>
        <text:list-item>
          <text:p text:style-name="P16">Βιομηχανική σύγκλιση. Επιχειρήσεις μέσων με δυνατότητα διείσδυσης σε πολλαπλές πλατφόρμες.</text:p>
        </text:list-item>
      </text:list>
      <text:h text:style-name="Heading_20_1" text:outline-level="1"><text:span text:style-name="Default_20_Paragraph_20_Font"><text:span text:style-name="T1">Παράγοντες κλειδιά που επηρεάζουν την </text:span></text:span><text:span text:style-name="T1">online</text:span><text:span text:style-name="Default_20_Paragraph_20_Font"><text:span text:style-name="T1"> βιομηχανία εκδόσεων </text:span></text:span></text:h>
      <text:h text:style-name="Heading_20_2" text:outline-level="2"><text:span text:style-name="T1">Online</text:span><text:span text:style-name="Default_20_Paragraph_20_Font"><text:span text:style-name="T1"> εφημερίδες</text:span></text:span></text:h>
      <text:list xml:id="list7131222009016719627" text:style-name="L3">
        <text:list-item>
          <text:p text:style-name="P21"><text:span text:style-name="Default_20_Paragraph_20_Font"><text:span text:style-name="T1">Ακροατήριο και ανάπτυξη. Ανάπτυξη ετήσια κατά 10% ενισχυμένη και από </text:span></text:span><text:span text:style-name="T1">smartphones</text:span><text:span text:style-name="Default_20_Paragraph_20_Font"><text:span text:style-name="T1">, </text:span></text:span><text:span text:style-name="T1">e</text:span><text:span text:style-name="Default_20_Paragraph_20_Font"><text:span text:style-name="T1">-</text:span></text:span><text:span text:style-name="T1">readers</text:span><text:span text:style-name="Default_20_Paragraph_20_Font"><text:span text:style-name="T1">, και </text:span></text:span><text:span text:style-name="T1">tablets</text:span><text:span text:style-name="Default_20_Paragraph_20_Font"><text:span text:style-name="T1">.</text:span></text:span></text:p>
        </text:list-item>
        <text:list-item>
          <text:p text:style-name="P17">Μοντέλα κέρδους. Βασίζονται σε διαφημίσεις αλλά και σε συνδρομές.</text:p>
        </text:list-item>
      </text:list>
      <text:h text:style-name="Heading_20_2" text:outline-level="2"><text:span text:style-name="T1">e</text:span><text:span text:style-name="Default_20_Paragraph_20_Font"><text:span text:style-name="T1">-</text:span></text:span><text:span text:style-name="T1">books</text:span><text:span text:style-name="Default_20_Paragraph_20_Font"><text:span text:style-name="T1"> και </text:span></text:span><text:span text:style-name="T1">online</text:span><text:span text:style-name="Default_20_Paragraph_20_Font"><text:span text:style-name="T1"> εκδόσεις βιβλίων.</text:span></text:span></text:h>
      <text:list xml:id="list8676874881085079466" text:style-name="L4">
        <text:list-item>
          <text:p text:style-name="P22"><text:span text:style-name="Default_20_Paragraph_20_Font"><text:span text:style-name="T1">Ακροατήριο και ανάπτυξη. Οι πωλήσεις πήγαν στα ύψη με την </text:span></text:span><text:span text:style-name="T1">Amazon</text:span><text:span text:style-name="Default_20_Paragraph_20_Font"><text:span text:style-name="T1"> </text:span></text:span><text:span text:style-name="T1">Kindle</text:span><text:span text:style-name="Default_20_Paragraph_20_Font"><text:span text:style-name="T1">, </text:span></text:span><text:span text:style-name="T1">Barnes</text:span><text:span text:style-name="Default_20_Paragraph_20_Font"><text:span text:style-name="T1"> &amp; </text:span></text:span><text:span text:style-name="T1">Noble</text:span><text:span text:style-name="Default_20_Paragraph_20_Font"><text:span text:style-name="T1"> </text:span></text:span><text:span text:style-name="T1">Nook</text:span><text:span text:style-name="Default_20_Paragraph_20_Font"><text:span text:style-name="T1">, και </text:span></text:span><text:span text:style-name="T1">Apple</text:span><text:span text:style-name="Default_20_Paragraph_20_Font"><text:span text:style-name="T1"> </text:span></text:span><text:span text:style-name="T1">iPad</text:span><text:span text:style-name="Default_20_Paragraph_20_Font"><text:span text:style-name="T1">. Προσφέρονται σε χαμηλότερη τιμή και σε </text:span></text:span><text:soft-page-break/><text:span text:style-name="Default_20_Paragraph_20_Font"><text:span text:style-name="T1">διαφορετικές πλατφόρμες. Το μέλλον του βιβλίου θα είναι ψηφιακό αλλά και το έντυπο θα κρατήσει την αγορά του.</text:span></text:span></text:p>
        </text:list-item>
        <text:list-item>
          <text:p text:style-name="P18">Προκλήσεις. Οι προκλήσεις που αντιμετωπίζει είναι ο «κανιβαλισμός» και το σωστό μοντέλο κέρδους.</text:p>
        </text:list-item>
        <text:list-item>
          <text:p text:style-name="P22"><text:span text:style-name="Default_20_Paragraph_20_Font"><text:span text:style-name="T1">Σύγκλιση. Νέες εκδόσεις </text:span></text:span><text:span text:style-name="T1">e</text:span><text:span text:style-name="Default_20_Paragraph_20_Font"><text:span text:style-name="T1">-</text:span></text:span><text:span text:style-name="T1">books</text:span><text:span text:style-name="Default_20_Paragraph_20_Font"><text:span text:style-name="T1"> γίνονται διαδραστικά με λινκ να οδηγούν σε αναφορές, εικόνες, βίντεο και άλλα μέσα.</text:span></text:span></text:p>
        </text:list-item>
      </text:list>
      <text:h text:style-name="P4" text:outline-level="2">online περιοδικά</text:h>
      <text:list xml:id="list8557058265662431510" text:style-name="L5">
        <text:list-item>
          <text:p text:style-name="P23"><text:span text:style-name="Default_20_Paragraph_20_Font"><text:span text:style-name="T1">Ακροατήριο και ανάπτυξη. Οι πωλήσεις έχουν ανέβει στα ύψη. Το ένα τρίτο του ιντερνετικού πληθυσμού διαβάζει περιοδικά </text:span></text:span><text:span text:style-name="T1">online</text:span><text:span text:style-name="Default_20_Paragraph_20_Font"><text:span text:style-name="T1">.</text:span></text:span></text:p>
        </text:list-item>
        <text:list-item>
          <text:p text:style-name="P19">Πλήθος περιοδικών. Προσφέρονται συνδρομές για σύνολα περιοδικών.</text:p>
        </text:list-item>
      </text:list>
      <text:h text:style-name="P2" text:outline-level="1">Netflix</text:h>
      <text:p text:style-name="Normal"><text:span text:style-name="Default_20_Paragraph_20_Font"><text:span text:style-name="T1">Πηγή</text:span></text:span><text:span text:style-name="T1">: http://www.pcsteps.gr/89937-netflix-</text:span><text:span text:style-name="Default_20_Paragraph_20_Font"><text:span text:style-name="T1">σειρές</text:span></text:span><text:span text:style-name="T1">-</text:span><text:span text:style-name="Default_20_Paragraph_20_Font"><text:span text:style-name="T1">ταινίες</text:span></text:span><text:span text:style-name="T1">-</text:span><text:span text:style-name="Default_20_Paragraph_20_Font"><text:span text:style-name="T1">μέσω</text:span></text:span><text:span text:style-name="T1">-internet-</text:span><text:span text:style-name="Default_20_Paragraph_20_Font"><text:span text:style-name="T1">νόμιμα</text:span></text:span><text:span text:style-name="T1">-</text:span><text:span text:style-name="Default_20_Paragraph_20_Font"><text:span text:style-name="T1">ελλάδα</text:span></text:span><text:span text:style-name="T1">/</text:span></text:p>
      <text:h text:style-name="Heading_20_1" text:outline-level="1"><text:span text:style-name="T1">Netflix</text:span><text:span text:style-name="Default_20_Paragraph_20_Font"><text:span text:style-name="T1">: Ταινίες Μέσω </text:span></text:span><text:span text:style-name="T1">Internet</text:span><text:span text:style-name="Default_20_Paragraph_20_Font"><text:span text:style-name="T1"> Νόμιμα Τώρα και στην Ελλάδα</text:span></text:span></text:h>
      <text:p text:style-name="P1">Το Netflix είναι η μεγαλύτερη υπηρεσία για νόμιμες σειρές και ταινίες μέσω Internet. Μέχρι πρόσφατα, ήταν διαθέσιμo μόνο σε συγκεκριμένες χώρες. Από τις 6 Ιανουαρίου 2016, το Netflix μπορεί πλέον να προβάλει νόμιμα ταινίες μέσω Internet σε 190 χώρες, συμπεριλαμβανομένης και της Ελλάδας.</text:p>
      <text:h text:style-name="P4" text:outline-level="2">Τι είναι το Netflix</text:h>
      <text:p text:style-name="P1">Το Netflix είναι μια συνδρομητική υπηρεσία που μας επιτρέπει να δούμε σειρές και ταινίες μέσω Internet με τη μορφή streaming, χωρίς διαφημίσεις. Αυτή τη στιγμή έχει πάνω από 70 εκατομμύρια συνδρομητές και προβάλλει 125 εκατομμύρια ώρες σειρών και ταινιών καθημερινά.</text:p>
      <text:p text:style-name="P1">Με μια μηνιαία συνδρομή 7,99 δολαρίων έχουμε απεριόριστη πρόσβαση σε ταινίες μέσω Internet σε Standard Definition, ενώ υπάρχουν συνδρομές των $9,99 για HD και 11,99 για Ultra HD, για όσες ταινίες είναι διαθέσιμες σε αυτά τα format.</text:p>
      <text:p text:style-name="P1">Στα πλαίσια της συνδρομής μπορούμε να παρακολουθήσουμε όποια ταινία του Netflix θέλουμε, όποτε θέλουμε, και όσες φορές θέλουμε, χωρίς κανένα επιπλέον κόστος.</text:p>
      <text:p text:style-name="P1">Αξίζει να σημειωθεί πως το Netflix λειτουργεί σε οποιοδήποτε λειτουργικό σύστημα, Windows, Mac OS Χ, Linux, και δεν χρειάζεται καμία εγκατάσταση εφαρμογής. Απλά ανοίγουμε το Browser, κάνουμε log in στην υπηρεσία, και μπορούμε να παρακολουθήσουμε ταινίες μέσω Internet χωρίς καν να χρειάζεται το Adobe Flash.</text:p>
      <text:p text:style-name="Normal"><text:span text:style-name="Default_20_Paragraph_20_Font"><text:span text:style-name="T1">Η υπηρεσία είναι επίσης διαθέσιμη σε συσκευές εκτός των υπολογιστών με πρόσβαση στο </text:span></text:span><text:span text:style-name="T1">Internet</text:span><text:span text:style-name="Default_20_Paragraph_20_Font"><text:span text:style-name="T1">, όπως </text:span></text:span><text:span text:style-name="T1">smartphones</text:span><text:span text:style-name="Default_20_Paragraph_20_Font"><text:span text:style-name="T1">, </text:span></text:span><text:span text:style-name="T1">tablet</text:span><text:span text:style-name="Default_20_Paragraph_20_Font"><text:span text:style-name="T1">, </text:span></text:span><text:span text:style-name="T1">smart</text:span><text:span text:style-name="Default_20_Paragraph_20_Font"><text:span text:style-name="T1"> </text:span></text:span><text:span text:style-name="T1">TVs</text:span><text:span text:style-name="Default_20_Paragraph_20_Font"><text:span text:style-name="T1"> και κονσόλες βιντεοπαιχνιδιών.</text:span></text:span></text:p>
      <text:p text:style-name="P1">Οι ταινίες <text:s/>μέσω Internet μεταφέρονται σε κρυπτογραφημένη μορφή για να μην μπορούμε να τις αποθηκεύσουμε. Για να ξαναδούμε μια ταινία που έχουμε δει στο παρελθόν, θα πρέπει να την ξανακάνουμε stream από το Internet.</text:p>
      <text:h text:style-name="P4" text:outline-level="2">Η ιστορία του Netflix</text:h>
      <text:p text:style-name="P1">Η εταιρεία ιδρύθηκε το 1997, από τους Marc Randolph και Reed Hastings, με μια μορφή πολύ διαφορετική από αυτή που έχει σήμερα.</text:p>
      <text:p text:style-name="P1">Ο Hastings ήταν διατεθειμένος να επενδύσει 2,5 εκατομμύρια δολάρια, μετά την πώληση της εταιρείας που είχε ιδρύσει, Pure Software, έναντι 700 εκατομμυρίων. O <text:soft-page-break/>Randolf ήθελε να δημιουργήσει μια εταιρεία που να πουλάει μέσω Internet, αλλά δεν γνώριζε τι. Είχε γνωριστεί με τον Hastings στην Pure Software.</text:p>
      <text:p text:style-name="P1">Η ιδέα για τις ταινίες τους ήρθε όταν ο Hastings είχε νοικιάσει το Apollo 13, αλλά καθυστέρησε αρκετά να το επιστρέψει και αναγκάστηκε να πληρώσει 40$ σαν ποινή καθυστέρησης (late fee).</text:p>
      <text:p text:style-name="P1">Η ιστοσελίδα Netflix.com ξεκίνησε τη λειτουργία της το 1998, με 30 υπαλλήλους.</text:p>
      <text:h text:style-name="P4" text:outline-level="2">Ταινίες μέσω ταχυδρομείου</text:h>
      <text:p text:style-name="P1">Πολλά χρόνια πριν αρχίσει να παρέχει ταινίες μέσω Internet, το επιχειρηματικό μοντέλο του Netflix ήταν η ενοικίαση ταινιών μέσω ταχυδρομείου.</text:p>
      <text:p text:style-name="P1">Οι πελάτες μπορούσαν να νοικιάσουν μια ταινία από την ιστοσελίδα, την οποία λάμβαναν ταχυδρομικά με κόστος αποστολής 50 λεπτά του δολαρίου, και την επέστρεφαν επίσης μέσω ταχυδρομείου.</text:p>
      <text:p text:style-name="P1">Τον πρώτο χρόνο, το Netflix λειτουργούσε όπως τα συμβατικά videoclub, με περιορισμένη ενοικίαση και χρηματικές ποινές για την καθυστερημένη επιστροφή.</text:p>
      <text:p text:style-name="P1">Το Σεπτέμβριο του 1999, το Netflix εισήγαγε τη μηνιαία συνδρομή, όπου πλέον κάθε συνδρομητής μπορούσε να νοικιάσει απεριόριστα οποιαδήποτε ταινία, χωρίς ημερομηνία για να την επιστρέψει, ούτε μεταφορικά ή άλλα έξοδα.</text:p>
      <text:p text:style-name="P1">Όταν ξεκίνησε η ιστοσελίδα, το Netflix διέθετε μόνο 925 ταινίες. Το 2005 διέθετε 35.000 τίτλους και έκανε αποστολή ενός εκατομμυρίου ταινιών κάθε ημέρα. Το 2007 απέστειλαν το δισεκατομμυριοστό τους DVD, ενώ μέχρι το 2009 η επιλογή των ταινιών είχε ανέβει στις 100.000.</text:p>
      <text:h text:style-name="P4" text:outline-level="2">Ταινίες μέσω Internet με το Netflix</text:h>
      <text:p text:style-name="P1">Το 2007 ήταν η πρώτη χρονιά που το Netflix επέτρεψε στους συνδρομητές του να παρακολουθήσουν ταινίες μέσω Internet.</text:p>
      <text:p text:style-name="P1">Για την πρώτη χρονιά οι ταινίες μέσω Internet ήταν διαθέσιμες μόνο για PC, μέχρι το 2010 όμως το Netflix μπήκε στο Xbox 360, το PS3, το Nintendo Wii, τις φορητές συσκευές της Apple, καθώς και σε Blu-Ray disc players, έξυπνες τηλεοράσεις και άλλες δικτυωμένες συσκευές.</text:p>
      <text:p text:style-name="P1">Ήταν τόσο απότομη η αύξηση της δημοτικότητας του Netflix με τις ταινίες μέσω Internet, που μέσα σε λίγους μήνες στο 2010 μετατράπηκε από τον μεγαλύτερο πελάτη της υπηρεσίας United States Postal Service στην μεγαλύτερη πηγή Internet traffic στις ΗΠΑ για τις απογευματινές ώρες.</text:p>
      <text:p text:style-name="P1">Μέχρι και το τέλος του 2015, το Netflix ήταν διαθέσιμο στη Βόρειο και Νότιο Αμερική, την Αυστραλία/Νέα Ζηλανδία, σε ορισμένες χώρες της Ευρώπης, και την Ιαπωνία.</text:p>
      <text:p text:style-name="P1">Πλέον, από τις αρχές του 2016 το Netflix είναι διαθέσιμο παντού, πλην της Κίνας και της Συρίας.</text:p>
      <text:h text:style-name="P4" text:outline-level="2">Σειρές και ταινίες παραγωγής Netflix</text:h>
      <text:p text:style-name="P1">Τον Μάρτιο του 2011 το Netflix ξεκίνησε την παραγωγή της πρώτης του τηλεοπτικής σειράς, με το γνωστό House of Cards, παραγωγής David Fincher με πρωταγωνιστή τον Kevin Spacey. Ο πρώτος κύκλος της σειράς ήταν διαθέσιμος το 2013.</text:p>
      <text:p text:style-name="P1">Έκτοτε, το Netflix έχει παράγει αρκετές ακόμα original σειρές, όπως το Orange is the New Black, το Narcos, και το Sense8 των αδερφών Watchowski.</text:p>
      <text:p text:style-name="P1">Επίσης, σε συνεργασία με το παράρτημα Marvel Television της Walt Disney έχουν παράγει τις σειρές Daredevil και Jessica Jones.</text:p>
      <text:p text:style-name="P1"><text:soft-page-break/>Εντός του 2016 η εταιρεία σκοπεύει να κυκλοφορήσει 31 νέες σειρές και νέους κύκλους για υπάρχουσες, δύο ντουζίνες ταινιών μεγάλου μήκους και ντοκιμαντέρ, μια μεγάλη ποικιλία σόου από stand up comedians, και 30 original σειρές για παιδιά.</text:p>
      <text:p text:style-name="P1">Οι νέες αυτές σειρές και ταινίες θα είναι διαθέσιμες ταυτόχρονα σε όλα τα μέλη, σε ολόκληρο τον κόσμο.</text:p>
      <text:h text:style-name="P4" text:outline-level="2">Η εγγραφή στο Netflix στην Ελλάδα</text:h>
      <text:p text:style-name="P1">Για να εγγραφούμε στο Netflix αρκεί να επισκεφθούμε αυτή τη σελίδα για να επιλέξουμε τη μηνιαία μας συνδρομή. Ο πρώτος μήνας διατίθεται δωρεάν και η χρέωση ξεκινάει από τον 2ο μήνα.</text:p>
      <text:p text:style-name="P1">Να σημειωθεί πως ακόμα κι αν επιλέξουμε τη συνδρομή με το HD, θα πρέπει η σύνδεσή μας να έχει αρκετή ταχύτητα για να υποστηρίξει το HD streaming. Μην περιμένετε με μια σύνδεση 2Mbps να μπορέσετε να δείτε ταινίες μέσω Internet σε HD. Θα πρέπει η σύνδεσή μας να συγχρονίζει τουλάχιστον στα 5 Mbps.</text:p>
      <text:p text:style-name="P1">Στη συνέχεια απλά συμπληρώνουμε μια διεύθυνση e-mail και ένα ισχυρό password.</text:p>
      <text:p text:style-name="P1">Η υπηρεσία δεν θα μας ζητήσει να επιβεβαιώσουμε το password, οπότε θα πρέπει να είμαστε προσεκτικοί για να μην κάνουμε κάποιο λάθος, αλλιώς θα πρέπει να μπούμε στη διαδικασία για αλλαγή κωδικού.</text:p>
      <text:p text:style-name="P1">Για να ολοκληρώσουμε την Εγγραφή, θα πρέπει υποχρεωτικά να συμπληρώσουμε τα στοιχεία της πληρωμής μας, με πιστωτική κάρτα, PayPal, ή Netflix Gift Card, οι οποίες προς το παρόν δεν πωλούνται στην Ελλάδα.</text:p>
      <text:p text:style-name="P1">Μπορούμε πάντως να ακυρώσουμε την υπηρεσία οποιαδήποτε στιγμή πριν λήξει ο πρώτος μήνας, και δεν θα χρεωθούμε τίποτα, όσες σειρές και ταινίες μέσω Internet και αν παρακολουθήσαμε.</text:p>
      <text:p text:style-name="P1">Επίσης, το Netflix δεσμεύεται πως θα μας στείλει ένα e-mail τρεις ημέρες πριν λήξει ο δωρεάν μήνας, έτσι ώστε να μην χρεωθούμε αν ξεχάσουμε να ακυρώσουμε το λογαριασμό.</text:p>
      <text:p text:style-name="P1">Αφού βάλουμε τα στοιχεία μας, θα μας ζητηθεί να επιβεβαιώσουμε το πλάνο που θέλουμε.</text:p>
      <text:p text:style-name="P1">Τέλος, τσεκάρουμε το κουτάκι πως συμφωνούμε με τους όρους χρήσης, και κάνουμε κλικ στο Star Membership.</text:p>
      <text:h text:style-name="P4" text:outline-level="2">Παρακολουθώντας Σειρές και Ταινίες μέσω Internet με το Netflix</text:h>
      <text:p text:style-name="P1">Την πρώτη φορά που μπαίνουμε στο λογαριασμό μας μετά την εγγραφή, η ιστοσελίδα θα μας ρωτήσει σε ποιες συσκευές θέλουμε να βλέπουμε σειρές και ταινίες μέσω Internet. Μπορούμε να επιλέξουμε όσες και όποιες θέλουμε.</text:p>
      <text:p text:style-name="P1">Στη συνέχεια, μπορούμε να δημιουργήσουμε μέχρι τέσσερις χρήστες, ώστε ο καθένας να έχει τις δικές του προτάσεις με βάση τις ταινίες και τις σειρές που του αρέσουν. Δεν υπάρχει κάποια χρέωση για την προσθήκη επιπλέον χρηστών.</text:p>
      <text:p text:style-name="P1">Αν έχουμε παιδιά, μπορούμε να τσεκάρουμε το σχετικό κουτάκι στην επόμενη οθόνη, έτσι ώστε να αποκρύπτεται το περιεχόμενο που είναι ακατάλληλο για ανηλίκους</text:p>
      <text:p text:style-name="P1">Τέλος, το Netflix θα μας ζητήσει να τσεκάρουμε τουλάχιστον τρεις από τις ταινίες ή τις σειρές που μας έχουν αρέσει, προκειμένου να μα κάνει πιο στοχευμένες προτάσεις. Μπορούμε να επιλέξουμε και περισσότερες από τρεις, για ακόμα καλύτερα αποτελέσματα.</text:p>
      <text:p text:style-name="P1"><text:soft-page-break/>Μετά τις αρχικές αυτές ρυθμίσεις, που θα χρειαστεί να τις κάνουμε μόνο μία φορά, οδηγούμαστε στην κεντρική οθόνη του Netflix. Αν σας θυμίζει κάτι αυτή η εμφάνιση, είναι επειδή το δημοφιλές PopCorn Time αντέγραψε σε μεγάλο βαθμό τη λειτουργικότητα του Netflix.</text:p>
      <text:p text:style-name="P1">Πλέον, αρκεί να κάνουμε κλικ σε όποια σειρά ή ταινία θέλουμε, και θα αρχίσει να παίζει άμεσα.</text:p>
      <text:p text:style-name="P1">Στις σειρές μπορούμε να επιλέξουμε οποιοδήποτε από τα επεισόδια που έχουν κυκλοφορήσει. Αν και σε σειρές που προβάλλονται ακόμα, το πιθανότερο είναι πως δεν θα βρούμε τις 1-2 τελευταίες σαιζόν.</text:p>
      <text:p text:style-name="P1">Το μόνο μειονέκτημα του Netflix είναι πως προς το παρόν δεν διαθέτει Ελληνικούς υπότιτλους. Όμως καθώς είναι πολύ πρόσφατη η επέκτασή του στην Ελλάδα, είναι θέμα χρόνου να προστεθούν οι αντίστοιχοι υπότιτλοι.</text:p>
      <text:h text:style-name="P4" text:outline-level="2">Πως συγκρίνεται το Netflix με το PopCorn Time</text:h>
      <text:p text:style-name="P1">Η βασική διαφορά του Netflix είναι πως όλες οι σειρές και οι ταινίες μέσω Internet τις οποίες διαθέτει είναι 100% νόμιμες.</text:p>
      <text:p text:style-name="P1">Στο PopCorn Time, αν θέλουμε να είμαστε νόμιμοι, θα πρέπει να περιοριστούμε αποκλειστικά στις ταινίες Public Domain, οι οποίες είναι περιορισμένες στον αριθμό και συνήθως αρκετές δεκαετίες παλιές, ή σχετικά χαμηλής ποιότητας.</text:p>
      <text:p text:style-name="P1"/>
      <text:h text:style-name="P3" text:outline-level="1"><text:span text:style-name="T1">Bitcoin</text:span><text:span text:style-name="Default_20_Paragraph_20_Font"><text:span text:style-name="T1"> </text:span></text:span><text:span text:style-name="T1">Basics</text:span></text:h>
      <text:h text:style-name="Heading_20_2" text:outline-level="2"><text:span text:style-name="Default_20_Paragraph_20_Font"><text:span text:style-name="T1">Τι είναι το </text:span></text:span><text:span text:style-name="T1">bitcoin</text:span></text:h>
      <text:p text:style-name="P1">Ψηφιακό νόμισμα (αποκεντρωμένο)</text:p>
      <text:p text:style-name="P1"><text:span text:style-name="Default_20_Paragraph_20_Font">Είναι ένα </text:span>crypto<text:span text:style-name="Default_20_Paragraph_20_Font"> – </text:span>currency<text:span text:style-name="Default_20_Paragraph_20_Font"> (κρύπτο νόμισμα) έχουν εμφανιστεί από το 1980</text:span></text:p>
      <text:p text:style-name="P1">Εικονικό όπως ο χρυσός ή το τυπωμένο χρήμα (χαρτονομίσματα και νομίσματα)</text:p>
      <text:p text:style-name="P1">Μεταφέρεται από άτομο σε άτομο (peer to peer)</text:p>
      <text:p text:style-name="P1">Δεν ελέγχεται από τράπεζες ή κυβερνήσεις</text:p>
      <text:p text:style-name="P1">Δεν ανήκει σε κανέναν</text:p>
      <text:p text:style-name="P1">Οι συναλλαγές ελέγχονται και εκτελούνται από τους κόμβους του δικτύου</text:p>
      <text:p text:style-name="P1">Κάθε συναλλαγή καταχωρείται σε καποιο block</text:p>
      <text:p text:style-name="P1">Το block μοιράζεται σε όλους του κόμβους (block chain)</text:p>
      <text:p text:style-name="P1">Όλα τα μπλοκ αποθηκεύονται σε ένα “λογιστκό βιβλίο” που είνα μοιρασμένο σε όλους του κόμβους</text:p>
      <text:p text:style-name="P1">Δεν γίνονται επιστροφές (refunds ή chargebacks)</text:p>
      <text:p text:style-name="Normal"><text:span text:style-name="Default_20_Paragraph_20_Font"><text:span text:style-name="T1">Συμβολίζεται με Β ή </text:span></text:span><text:span text:style-name="T1">BTC</text:span><text:span text:style-name="Default_20_Paragraph_20_Font"><text:span text:style-name="T1">.</text:span></text:span></text:p>
      <text:p text:style-name="Normal"><text:span text:style-name="Default_20_Paragraph_20_Font"><text:span text:style-name="T1">Το </text:span></text:span><text:span text:style-name="T1">bitcoin</text:span><text:span text:style-name="Default_20_Paragraph_20_Font"><text:span text:style-name="T1"> λύνει ένα πρόβλημα σε ένα δίκτυο που λέγεται «</text:span></text:span><text:span text:style-name="T1">double</text:span><text:span text:style-name="Default_20_Paragraph_20_Font"><text:span text:style-name="T1"> </text:span></text:span><text:span text:style-name="T1">spent</text:span><text:span text:style-name="Default_20_Paragraph_20_Font"><text:span text:style-name="T1">»</text:span></text:span></text:p>
      <text:p text:style-name="Normal"><text:span text:style-name="Default_20_Paragraph_20_Font"><text:span text:style-name="T1">Εμφανίστηκε το 2009 από τον </text:span></text:span><text:span text:style-name="T1">Satoshi</text:span><text:span text:style-name="Default_20_Paragraph_20_Font"><text:span text:style-name="T1"> </text:span></text:span><text:span text:style-name="T1">Nakamoto</text:span></text:p>
      <text:p text:style-name="Normal"><text:span text:style-name="Default_20_Paragraph_20_Font"><text:span text:style-name="T1">Παράγεται σταδιακά μέχρι το 2140 και μέχρι 21 εκατομμύρια </text:span></text:span><text:span text:style-name="T1">bitcoins</text:span></text:p>
      <text:p text:style-name="P1">Κάθε 10 λεπτά παράγεται ένα Χ ποσό.</text:p>
      <text:p text:style-name="Normal"><text:span text:style-name="Default_20_Paragraph_20_Font"><text:span text:style-name="T1">Διαιρείται σε μικρότερες αξίες μέχρι 0.00000001 (</text:span></text:span><text:span text:style-name="T1">satoshi</text:span><text:span text:style-name="Default_20_Paragraph_20_Font"><text:span text:style-name="T1">)</text:span></text:span></text:p>
      <text:p text:style-name="P1">Πρακτικά αδύνατο να χακαριστεί (απαιτείται τεράστιος χρόνος και κόστος)</text:p>
      <text:p text:style-name="Normal"><text:span text:style-name="Default_20_Paragraph_20_Font"><text:span text:style-name="T1">Μισό δις για μισή ώρα </text:span></text:span><text:span text:style-name="T1">hacking</text:span><text:span text:style-name="Default_20_Paragraph_20_Font"><text:span text:style-name="T1"> (</text:span></text:span><text:span text:style-name="T1">brutal</text:span><text:span text:style-name="Default_20_Paragraph_20_Font"><text:span text:style-name="T1"> </text:span></text:span><text:span text:style-name="T1">force</text:span><text:span text:style-name="Default_20_Paragraph_20_Font"><text:span text:style-name="T1">)</text:span></text:span></text:p>
      <text:p text:style-name="P1">Ελέγχεται από τους συμμετέχοντες και κανέναν άλλο (για αυτό είναι και δημοφιλές)</text:p>
      <text:p text:style-name="Normal"><text:span text:style-name="T1">FIAT</text:span><text:span text:style-name="Default_20_Paragraph_20_Font"><text:span text:style-name="T1"> νομίσματα είναι πληθωριστικά</text:span></text:span></text:p>
      <text:h text:style-name="P4" text:outline-level="2">Block chain</text:h>
      <text:p text:style-name="P1">Είναι μια δημόσια βάση δεδομένων μοιρασμένη στους κόμβους του δικτύου.</text:p>
      <text:p text:style-name="P1">Καθε φορά που ένα μπλοκ ενημερώνεται, καταχωρείται στο “λογιστικό βιβλίο” (ledger) του κόμβου που ανέλαβε την εκτέλεση της συναλλαγής. Στη συνέχεια το δημοσιοποιεί στους υπόλοιπους κόμβους οι οποίοι ενημερώνουν το δικό του λοιστικό βιβλίο έτσι ώστε όλοι οι κόμβοι να μοιράζονται το ίδιο ακριβώς βιβλίο.</text:p>
      <text:p text:style-name="P1">Κάθε συναλλαγή διακρίνεται ώς input ή output.</text:p>
      <text:h text:style-name="P4" text:outline-level="2">Υποδιαιρέσεις</text:h>
      <text:p text:style-name="P1">Το bitcoin υποδιαιρείται σε mBTC (10<text:span text:style-name="T2">-3</text:span>), σε μBTC (10<text:span text:style-name="T2">-6</text:span>) και σε satoshi (10<text:span text:style-name="T2">-8</text:span>) ή 0.00000001 bitcoin.</text:p>
      <text:h text:style-name="P4" text:outline-level="2">Ιδιοκτησία</text:h>
      <text:p text:style-name="P1">Κάθε ποσό ανήκει σε κάποιον λογαριασμό (όπως ο τραπεζικός λογαριασμός) που αντιστοιχεί στο δημόσιο κλειδί του κατόχου. Για να υλοποιηθεί για παράδειγμα μια <text:soft-page-break/>πληρωμή θα πρέπει αυτός που πληρώνει να “κλειδώσει” την πληρωμή με το ιδιωτικό του κλειδί. Το σύστημα θα χρησιμοποιήσει το δημόσιο κλειδί του για να “ξεκλειδώσει” την πληρωμή. Αν χαθεί το ιδιωτικό κλειδί χάνονται και τα χρήματα.</text:p>
      <text:h text:style-name="P4" text:outline-level="2">Συναλλαγή</text:h>
      <text:p text:style-name="P1">Οι συναλλαγές χωρίζονται σε inputs και outputs. Για κάθε output θα πρέπει να αφαιρεθούν κάποιο ή κάποια inputs από προηγούμενες συναλλαγές. Το ποσό είναι πάντα ένα πολλαπλάσιο του satoshi. Αν τα inputs ξεπερνούν το output κατά κάτι πρέπει να επιστραφούν τα “ρέστα”.</text:p>
      <text:p text:style-name="P1">Σε κάθε συναλλαγή προστίθεται και η προμήθεια.</text:p>
      <text:h text:style-name="P4" text:outline-level="2">Εξόρυξη (mining)</text:h>
      <text:p text:style-name="P1">Η αποστολή των “εξορύχων” είναι να προσφέρουν επεξεργαστική ισχύ για τη διεκπαιρέωση των συναλλαγών την αρχειοθέτηση και την κρυπτογράφηση και πληρώνονται με νέα bitcoins ή από την προμήθεια της συναλλαγής.</text:p>
      <text:p text:style-name="P1">Οι εξορύχοι πρέπει να αποδείξουν ότι για κάθε μπλοκ έχουν προσφέρει το έργο εκείνο (proof of work)για το οποίο πρέπει να πληρωθούν.</text:p>
      <text:p text:style-name="P1">Κάθε 2016 blocks (περίπου 14 μέρες), η δυσκολία αλλάζει και γίνονται νέες ρυθμίσεις ανάλογα και με την απόδοση του δικτύου.</text:p>
      <text:h text:style-name="P4" text:outline-level="2">Τι είναι το χρήμα</text:h>
      <text:p text:style-name="P1">Ένα μέσο για ανταλλαγή αγαθών.</text:p>
      <text:p text:style-name="P1">Έχει 4 χαρακτηριστικά</text:p>
      <text:list xml:id="list5564469433469020267" text:style-name="L7">
        <text:list-item>
          <text:p text:style-name="P20">Έχει υποδιαιρέσεις</text:p>
        </text:list-item>
        <text:list-item>
          <text:p text:style-name="P20">Είναι ανθεκτικό</text:p>
        </text:list-item>
        <text:list-item>
          <text:p text:style-name="P20">Έχει ίδια αξία</text:p>
        </text:list-item>
        <text:list-item>
          <text:p text:style-name="P20">Είναι αναγνωρίσιμο</text:p>
        </text:list-item>
      </text:list>
      <text:h text:style-name="P4" text:outline-level="2">Γιατί έχει αξία</text:h>
      <text:list xml:id="list5972264822937580820" text:style-name="L16">
        <text:list-item>
          <text:p text:style-name="P6">Περιορισμένη ποσότητα</text:p>
        </text:list-item>
        <text:list-item>
          <text:p text:style-name="P6">Δεν ελέγχεται από τράπεζες ή κυβερνήσεις</text:p>
        </text:list-item>
        <text:list-item>
          <text:p text:style-name="P6">peer to peer</text:p>
        </text:list-item>
        <text:list-item>
          <text:p text:style-name="P6">Ανώνυμο</text:p>
        </text:list-item>
        <text:list-item>
          <text:p text:style-name="P6">Διάφανο (open source)</text:p>
        </text:list-item>
        <text:list-item>
          <text:p text:style-name="P6">Ελεγμένο και δοκιμασμένο για πάνω από 6 χρόνια (2009)</text:p>
        </text:list-item>
        <text:list-item>
          <text:p text:style-name="P6">Εύκολο στην αγοραπωλησία</text:p>
        </text:list-item>
        <text:list-item>
          <text:p text:style-name="P6">Χαμηλό κόστος συναλλαγής (προμήθεια)</text:p>
        </text:list-item>
        <text:list-item>
          <text:p text:style-name="P6">Πληρωμές χωρίς επιστροφές</text:p>
        </text:list-item>
        <text:list-item>
          <text:p text:style-name="P6">Δεν βασίζεται σε απτά αγαθά όπως πετρέλαιο, χρυσός κ.λπ. αλλά στην εμπιστοσύνη του κοινού</text:p>
        </text:list-item>
        <text:list-item>
          <text:p text:style-name="P6">Η αξία του εξαρτάται από την προσφορά και ζήτηση</text:p>
        </text:list-item>
        <text:list-item>
          <text:p text:style-name="P6">Προστασία από πληθωρισμό</text:p>
        </text:list-item>
      </text:list>
      <text:h text:style-name="P4" text:outline-level="2"><text:soft-page-break/>Διαφορές από συμβατικό νόμισμα</text:h>
      <text:list xml:id="list7239547812202470316" text:style-name="L17">
        <text:list-item>
          <text:p text:style-name="P7">Δεν χρειάζεται τράπεζα ούτε τραπεζικός λογαριασμός</text:p>
        </text:list-item>
        <text:list-item>
          <text:p text:style-name="P7">Αποθηκεύεται σε ψηφιακό λογιστικό βιβλίο</text:p>
        </text:list-item>
        <text:list-item>
          <text:p text:style-name="P7">Αποστολή και λήψη είναι εύκολο όσο η αποστολή και λήψη ενός e-mail</text:p>
        </text:list-item>
      </text:list>
      <text:h text:style-name="P4" text:outline-level="2">Που αποθηκεύεται</text:h>
      <text:p text:style-name="P1">Σε “πορτοφόλια”</text:p>
      <text:p text:style-name="P1">https://bitcoin.org/el/choose-your-wallet</text:p>
      <text:list xml:id="list2869537007302733859" text:style-name="L18">
        <text:list-item>
          <text:p text:style-name="P8">Σκληρός δίσκος </text:p>
          <text:list>
            <text:list-item>
              <text:p text:style-name="P8">απόλυτος έλεγχος</text:p>
            </text:list-item>
            <text:list-item>
              <text:p text:style-name="P8">ανωνυμία</text:p>
            </text:list-item>
            <text:list-item>
              <text:p text:style-name="P8">φυσική αποθήκευση στον δίσκο</text:p>
            </text:list-item>
            <text:list-item>
              <text:p text:style-name="P8">χρειάζεται back up</text:p>
            </text:list-item>
            <text:list-item>
              <text:p text:style-name="P8">κίνδυνος να κλαπεί ή χαθεί</text:p>
            </text:list-item>
            <text:list-item>
              <text:p text:style-name="P8">wallet qt</text:p>
            </text:list-item>
          </text:list>
        </text:list-item>
        <text:list-item>
          <text:p text:style-name="P8">Κινητό</text:p>
        </text:list-item>
        <text:list-item>
          <text:p text:style-name="P8">Υλισμικό (κάρτα, usb type κ.λπ.)</text:p>
        </text:list-item>
        <text:list-item>
          <text:p text:style-name="P8">Τυπωμένο χαρτί (paper wallet)</text:p>
        </text:list-item>
        <text:list-item>
          <text:p text:style-name="P8">Φιλοξενία online</text:p>
          <text:list>
            <text:list-item>
              <text:p text:style-name="P8">πρόσβαση από παντού</text:p>
            </text:list-item>
            <text:list-item>
              <text:p text:style-name="P8">λειτουργούν ως ανταλλακτήρια</text:p>
            </text:list-item>
            <text:list-item>
              <text:p text:style-name="P8">κίνδυνοι από χάκερ ή χρεωκοπία</text:p>
            </text:list-item>
            <text:list-item>
              <text:p text:style-name="P8">https://blockchain.info/</text:p>
            </text:list-item>
          </text:list>
        </text:list-item>
      </text:list>
      <text:h text:style-name="P4" text:outline-level="2">Πως λειτουργεί ο λογαριασμός</text:h>
      <text:p text:style-name="P1">Χρησιμοποιείται η ασύμμετρη κρυπτογραφία</text:p>
      <text:list xml:id="list3111228929462216752" text:style-name="L19">
        <text:list-item>
          <text:p text:style-name="P9">Δημόσιο κλειδί (αλφαριθμητικό 27 – 34 χαρακτήρες)</text:p>
        </text:list-item>
        <text:list-item>
          <text:p text:style-name="P9">Ιδιωτικό κλειδί (μένει κρυφό)</text:p>
        </text:list-item>
      </text:list>
      <text:h text:style-name="P4" text:outline-level="2">Πως αποκτώ bitcoins</text:h>
      <text:list xml:id="list802292752811850472" text:style-name="L20">
        <text:list-item>
          <text:p text:style-name="P10">Αγορά από φυσικό πρόσωπο ή ανταλλακτήριο</text:p>
        </text:list-item>
        <text:list-item>
          <text:p text:style-name="P10">Πώληση από προϊόντα ή υπηρεσίες (barter)</text:p>
        </text:list-item>
        <text:list-item>
          <text:p text:style-name="P10">Mining (με λογισμικό)</text:p>
        </text:list-item>
      </text:list>
      <text:h text:style-name="P4" text:outline-level="2">Πως μπορώ να κερδίσω</text:h>
      <text:list xml:id="list7437938304653133941" text:style-name="L21">
        <text:list-item>
          <text:p text:style-name="P11">Εξόρυξη (Mining) (όλο και πιο δύσκολο)</text:p>
        </text:list-item>
        <text:list-item>
          <text:p text:style-name="P11">Χρηματιστήριο (για έμπειρους)</text:p>
        </text:list-item>
        <text:list-item>
          <text:p text:style-name="P11">Προσφορά με εκπτώσεις και πληρωμή σε bitcoins</text:p>
        </text:list-item>
      </text:list>
      <text:h text:style-name="P4" text:outline-level="2"><text:soft-page-break/>Θεωρίες</text:h>
      <text:list xml:id="list3938590600248821028" text:style-name="L22">
        <text:list-item>
          <text:p text:style-name="P12">Αύξηση αξίας κατά 10.000% μέσα σε λίγα χρόνια</text:p>
        </text:list-item>
        <text:list-item>
          <text:p text:style-name="P12">Πολλές πτώσεις (καταρρεύσεις) κατά 50% ή παραπάνω</text:p>
        </text:list-item>
        <text:list-item>
          <text:p text:style-name="P12">Διόρθωση μετά από πτώσεις</text:p>
        </text:list-item>
        <text:list-item>
          <text:p text:style-name="P12">Παραμένει η ερώτηση: Θα γίνει αποδεκτό (καθιερωθεί) από την αγορά σαν ένα “επίσημο” νόμισμα;</text:p>
        </text:list-item>
      </text:list>
      <text:h text:style-name="P4" text:outline-level="2">Κίνδυνοι</text:h>
      <text:list xml:id="list1041773125399625569" text:style-name="L23">
        <text:list-item>
          <text:p text:style-name="P13">Bug στο λογισμικό που θα έκανε την ασφάλεια διάτρητη</text:p>
        </text:list-item>
        <text:list-item>
          <text:p text:style-name="P13">Κυβερνητική ή πολιτική παρέμβαση που θα οδηγούσε στην κατάρρευση του νομίσματος</text:p>
        </text:list-item>
        <text:list-item>
          <text:p text:style-name="P13">Νέο κρυπτονόμισμα με λιγότερο κόστος ή περισσότερη ασφάλεια ή με κάτι πιο καινοτόμο</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mo" svg:font-family="Arimo"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l" fo:country="G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l" fo:country="G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in" fo:keep-together="always" fo:hyphenation-ladder-count="no-limit" fo:keep-with-next="always"/>
      <style:text-properties fo:color="#2e74b5"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in" fo:keep-together="always" fo:hyphenation-ladder-count="no-limit" fo:keep-with-next="always"/>
      <style:text-properties fo:color="#2e74b5" style:font-name="Calibri Light" fo:font-size="13pt" style:font-name-asian="Times New Roman" style:font-size-asian="13pt"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name-asian="Times New Roman" style:font-size-asian="16pt" style:font-name-complex="Times New Roman" style:font-size-complex="16pt"/>
    </style:style>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7in" fo:margin-bottom="0.7in" fo:margin-left="0.7in" fo:margin-right="0.7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
    <dc:description/>
    <dc:subject/>
    <meta:initial-creator>leonidas</meta:initial-creator>
    <dc:creator>leonidas tsaras</dc:creator>
    <meta:creation-date>2016-01-30T11:59:00Z</meta:creation-date>
    <dc:date>2016-02-06T14:29:53</dc:date>
    <meta:editing-cycles>7</meta:editing-cycles>
    <meta:editing-duration>PT19M55S</meta:editing-duration>
    <meta:document-statistic meta:table-count="0" meta:image-count="0" meta:object-count="0" meta:page-count="9" meta:paragraph-count="184" meta:word-count="2514" meta:character-count="16167"/>
    <meta:template xlink:type="simple" xlink:actuate="onRequest" xlink:title="" xlink:href="Normal.dotm"/>
  </office:meta>
</office:document-meta>
</file>